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color="#3465a4"/>
    </style:style>
    <style:style style:name="P2" style:family="paragraph" style:parent-style-name="Heading_20_3">
      <style:text-properties fo:color="#000000" fo:font-size="13pt" fo:font-weight="normal" officeooo:rsid="002aaf60" officeooo:paragraph-rsid="002aaf60" style:font-size-asian="13pt" style:font-weight-asian="normal" style:font-size-complex="13pt" style:font-weight-complex="normal"/>
    </style:style>
    <style:style style:name="P3" style:family="paragraph" style:parent-style-name="Standard">
      <style:text-properties fo:color="#3465a4" fo:font-size="16pt" fo:font-weight="bold" officeooo:paragraph-rsid="002454dc" style:font-size-asian="16pt" style:font-weight-asian="bold" style:font-size-complex="16pt" style:font-weight-complex="bold"/>
    </style:style>
    <style:style style:name="P4" style:family="paragraph" style:parent-style-name="Standard">
      <style:text-properties fo:color="#3465a4" fo:font-size="16pt" fo:font-weight="bold" officeooo:rsid="002aaf60" officeooo:paragraph-rsid="002aaf60" style:font-size-asian="16pt" style:font-weight-asian="bold" style:font-size-complex="16pt" style:font-weight-complex="bold"/>
    </style:style>
    <style:style style:name="P5" style:family="paragraph" style:parent-style-name="Standard">
      <style:text-properties fo:color="#000000" fo:font-size="13pt" fo:font-weight="normal" officeooo:rsid="002aaf60" officeooo:paragraph-rsid="002aaf60" style:font-size-asian="13pt" style:font-weight-asian="normal" style:font-size-complex="13pt" style:font-weight-complex="normal"/>
    </style:style>
    <style:style style:name="P6" style:family="paragraph" style:parent-style-name="Text_20_body">
      <style:text-properties officeooo:paragraph-rsid="0021d87d"/>
    </style:style>
    <style:style style:name="P7" style:family="paragraph" style:parent-style-name="Text_20_body">
      <style:text-properties fo:color="#3465a4" fo:font-size="16pt" fo:font-weight="bold" officeooo:paragraph-rsid="00235efa" style:font-size-asian="16pt" style:font-weight-asian="bold" style:font-size-complex="16pt" style:font-weight-complex="bold"/>
    </style:style>
    <style:style style:name="P8" style:family="paragraph" style:parent-style-name="Text_20_body">
      <style:text-properties fo:color="#3465a4" fo:font-size="16pt" fo:font-weight="bold" officeooo:paragraph-rsid="002454dc" style:font-size-asian="16pt" style:font-weight-asian="bold" style:font-size-complex="16pt" style:font-weight-complex="bold"/>
    </style:style>
    <style:style style:name="P9" style:family="paragraph" style:parent-style-name="Heading_20_3">
      <style:text-properties fo:color="#000000" fo:font-size="13pt" fo:font-weight="normal" officeooo:rsid="002c8f65" officeooo:paragraph-rsid="002c8f65" style:font-size-asian="13pt" style:font-weight-asian="normal" style:font-size-complex="13pt" style:font-weight-complex="normal"/>
    </style:style>
    <style:style style:name="P10" style:family="paragraph" style:parent-style-name="Standard">
      <style:text-properties fo:color="#000000" fo:font-size="13pt" fo:font-weight="normal" officeooo:rsid="002aaf60" officeooo:paragraph-rsid="002aaf60" style:font-size-asian="13pt" style:font-weight-asian="normal" style:font-size-complex="13pt" style:font-weight-complex="normal"/>
    </style:style>
    <style:style style:name="P11" style:family="paragraph" style:parent-style-name="Standard">
      <style:text-properties fo:color="#000000" fo:font-size="13pt" fo:font-weight="normal" officeooo:rsid="002c8f65" officeooo:paragraph-rsid="002c8f65" style:font-size-asian="13pt" style:font-weight-asian="normal" style:font-size-complex="13pt" style:font-weight-complex="normal"/>
    </style:style>
    <style:style style:name="P12" style:family="paragraph" style:parent-style-name="Standard">
      <style:text-properties officeooo:paragraph-rsid="002c8f65"/>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
      <style:paragraph-properties fo:margin-top="0cm" fo:margin-bottom="0cm" loext:contextual-spacing="false"/>
    </style:style>
    <style:style style:name="P32" style:family="paragraph" style:parent-style-name="Text_20_body" style:list-style-name="L3">
      <style:paragraph-properties fo:margin-top="0cm" fo:margin-bottom="0cm" loext:contextual-spacing="false"/>
    </style:style>
    <style:style style:name="P33" style:family="paragraph" style:parent-style-name="Text_20_body" style:list-style-name="L4">
      <style:paragraph-properties fo:margin-top="0cm" fo:margin-bottom="0cm" loext:contextual-spacing="false"/>
    </style:style>
    <style:style style:name="P34" style:family="paragraph" style:parent-style-name="Text_20_body" style:list-style-name="L5">
      <style:paragraph-properties fo:margin-top="0cm" fo:margin-bottom="0cm" loext:contextual-spacing="false"/>
    </style:style>
    <style:style style:name="P35" style:family="paragraph" style:parent-style-name="Text_20_body" style:list-style-name="L6">
      <style:paragraph-properties fo:margin-top="0cm" fo:margin-bottom="0cm" loext:contextual-spacing="false"/>
    </style:style>
    <style:style style:name="P36" style:family="paragraph" style:parent-style-name="Text_20_body" style:list-style-name="L7">
      <style:paragraph-properties fo:margin-top="0cm" fo:margin-bottom="0cm" loext:contextual-spacing="false"/>
    </style:style>
    <style:style style:name="P37" style:family="paragraph" style:parent-style-name="Text_20_body" style:list-style-name="L8">
      <style:paragraph-properties fo:margin-top="0cm" fo:margin-bottom="0cm" loext:contextual-spacing="false"/>
    </style:style>
    <style:style style:name="P38" style:family="paragraph" style:parent-style-name="Text_20_body" style:list-style-name="L9">
      <style:paragraph-properties fo:margin-top="0cm" fo:margin-bottom="0cm" loext:contextual-spacing="false"/>
    </style:style>
    <style:style style:name="P39" style:family="paragraph" style:parent-style-name="Text_20_body" style:list-style-name="L10">
      <style:paragraph-properties fo:margin-top="0cm" fo:margin-bottom="0cm" loext:contextual-spacing="false"/>
    </style:style>
    <style:style style:name="P40" style:family="paragraph" style:parent-style-name="Text_20_body" style:list-style-name="L12">
      <style:paragraph-properties fo:margin-top="0cm" fo:margin-bottom="0cm" loext:contextual-spacing="false"/>
    </style:style>
    <style:style style:name="P41" style:family="paragraph" style:parent-style-name="Text_20_body" style:list-style-name="L16">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color="#3465a4" fo:font-size="16pt" fo:font-weight="bold" style:font-size-asian="16pt" style:font-weight-asian="bold" style:font-size-complex="16pt" style:font-weight-complex="bold"/>
    </style:style>
    <style:style style:name="T3" style:family="text">
      <style:text-properties officeooo:rsid="00235efa"/>
    </style:style>
    <style:style style:name="T4" style:family="text">
      <style:text-properties fo:color="#000000" fo:font-size="13pt" style:font-size-asian="13pt" style:font-size-complex="13pt"/>
    </style:style>
    <style:style style:name="T5" style:family="text">
      <style:text-properties fo:color="#000000" fo:font-size="13pt" fo:font-weight="normal" officeooo:rsid="002c8f65" style:font-size-asian="13pt" style:font-weight-asian="normal" style:font-size-complex="13pt" style:font-weight-complex="normal"/>
    </style:style>
    <style:style style:name="T6" style:family="text">
      <style:text-properties fo:color="#000000" fo:font-size="16pt" fo:font-weight="normal" officeooo:rsid="002c8f65" style:font-size-asian="16pt" style:font-weight-asian="normal" style:font-size-complex="16pt" style:font-weight-complex="normal"/>
    </style:style>
    <style:style style:name="T7" style:family="text">
      <style:text-properties fo:font-size="16pt" style:font-size-asian="16pt" style:font-size-complex="16pt"/>
    </style:style>
    <style:style style:name="T8" style:family="text">
      <style:text-properties fo:color="#c9211e" fo:font-size="16pt" fo:font-weight="normal" officeooo:rsid="002c8f65" style:font-size-asian="16pt" style:font-weight-asian="normal" style:font-size-complex="16pt" style:font-weight-complex="normal"/>
    </style:style>
    <style:style style:name="T9" style:family="text">
      <style:text-properties fo:color="#c9211e" fo:font-size="16pt" style:font-size-asian="16pt" style:font-size-complex="16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1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Source_20_Text"><text:span text:style-name="T2"><text:tab/>segment * 16 + offset</text:span></text:span></text:p>
      <text:p text:style-name="Text_20_body"/>
      <text:p text:style-name="Text_20_body">The memory segmentation model, where the real (physical) address is calculated as <text:span text:style-name="Source_20_Text"><text:span text:style-name="T1">segment * 16 + offset</text:span></text:span>, was used in the original Intel x86 architecture for several key reasons:</text:p>
      <text:h text:style-name="Heading_20_3" text:outline-level="3">1. <text:span text:style-name="Strong_20_Emphasis">Compatibility with 16-bit Architecture</text:span></text:h>
      <text:p text:style-name="Text_20_body">The x86 architecture started as a 16-bit architecture (like the Intel 8086 and 8088 processors). These processors had a 20-bit address bus, which allowed them to address up to 1 MB (2^20 bytes) of memory. However, the general-purpose registers in these processors were only 16 bits wide, limiting the range of a single memory address to 64 KB (2^16 bytes).</text:p>
      <text:p text:style-name="Text_20_body">By using segmentation, a 16-bit segment register and a 16-bit offset could be combined to form a 20-bit physical address:</text:p>
      <text:list xml:id="list808437475" text:style-name="L1">
        <text:list-item>
          <text:p text:style-name="P31"><text:span text:style-name="Strong_20_Emphasis">Segment</text:span>: A 16-bit value representing the base address of a memory segment.</text:p>
        </text:list-item>
        <text:list-item>
          <text:p text:style-name="P13"><text:span text:style-name="Strong_20_Emphasis">Offset</text:span>: A 16-bit value representing an offset within the segment.</text:p>
        </text:list-item>
      </text:list>
      <text:p text:style-name="Text_20_body">The formula <text:span text:style-name="Source_20_Text">segment * 16 + offset</text:span> (where <text:span text:style-name="Source_20_Text">segment * 16</text:span> effectively shifts the segment value left by 4 bits) allows for the 16-bit values to be used to calculate a 20-bit physical address. This method provided access to a much larger memory space (1 MB) than what would have been possible with just 16-bit addresses.</text:p>
      <text:p text:style-name="Standard"/>
      <text:p text:style-name="Standard"/>
      <text:h text:style-name="P1" text:outline-level="3">Origin of the Term "x86"</text:h>
      <text:list xml:id="list3542287844" text:style-name="L2">
        <text:list-item>
          <text:p text:style-name="P14"><text:span text:style-name="Strong_20_Emphasis">Intel 8086 Processor</text:span>: The x86 architecture traces its roots back to the Intel 8086 microprocessor, introduced in 1978. The "86" in x86 originally comes from the last two digits of the 8086 model number.</text:p>
        </text:list-item>
        <text:list-item>
          <text:p text:style-name="P14"><text:span text:style-name="Strong_20_Emphasis">Subsequent Processors</text:span>: After the success of the 8086, Intel continued to develop processors in the same architectural family, each building upon the capabilities of its predecessors. The processors that followed included the 80186, 80286, 80386, and 80486. The naming convention remained consistent with the "86" suffix, which led to the shorthand <text:span text:style-name="Strong_20_Emphasis">x86</text:span> to represent this family of processor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7">x86 architecture <text:span text:style-name="T3">register</text:span></text:p>
      <text:p text:style-name="Standard"/>
      <text:p text:style-name="Standard"/>
      <text:p text:style-name="Text_20_body">The x86 architecture, which is used in many CPUs, has several registers that are used for different purposes. Here’s a summary of the key registers in the x86 CPU:</text:p>
      <text:h text:style-name="Heading_20_3" text:outline-level="3">General Purpose Registers</text:h>
      <text:list xml:id="list2955185489" text:style-name="L3">
        <text:list-item>
          <text:p text:style-name="P32"><text:span text:style-name="Strong_20_Emphasis">EAX (Accumulator Register)</text:span>: Used for arithmetic operations and holds the result of operations.</text:p>
        </text:list-item>
        <text:list-item>
          <text:p text:style-name="P32"><text:span text:style-name="Strong_20_Emphasis">EBX (Base Register)</text:span>: Typically used to hold the base address for memory operations.</text:p>
        </text:list-item>
        <text:list-item>
          <text:p text:style-name="P32"><text:span text:style-name="Strong_20_Emphasis">ECX (Counter Register)</text:span>: Primarily used for loop counters and string operations.</text:p>
        </text:list-item>
        <text:list-item>
          <text:p text:style-name="P15"><text:span text:style-name="Strong_20_Emphasis">EDX (Data Register)</text:span>: Used for I/O operations and also as an extension of the accumulator for some arithmetic operations (e.g., multiplication and division).</text:p>
        </text:list-item>
      </text:list>
      <text:h text:style-name="Heading_20_3" text:outline-level="3">Index and Pointer Registers</text:h>
      <text:list xml:id="list3699105133" text:style-name="L4">
        <text:list-item>
          <text:p text:style-name="P33"><text:span text:style-name="Strong_20_Emphasis">ESI (Source Index)</text:span>: Used as a source pointer for string operations.</text:p>
        </text:list-item>
        <text:list-item>
          <text:p text:style-name="P33"><text:span text:style-name="Strong_20_Emphasis">EDI (Destination Index)</text:span>: Used as a destination pointer for string operations.</text:p>
        </text:list-item>
        <text:list-item>
          <text:p text:style-name="P33"><text:span text:style-name="Strong_20_Emphasis">EBP (Base Pointer)</text:span>: Points to the base of the stack frame, typically used to reference function parameters and local variables.</text:p>
        </text:list-item>
        <text:list-item>
          <text:p text:style-name="P16"><text:span text:style-name="Strong_20_Emphasis">ESP (Stack Pointer)</text:span>: Points to the top of the current stack frame, used for stack operations.</text:p>
        </text:list-item>
      </text:list>
      <text:h text:style-name="Heading_20_3" text:outline-level="3">Segment Registers</text:h>
      <text:list xml:id="list3046890154" text:style-name="L5">
        <text:list-item>
          <text:p text:style-name="P34"><text:span text:style-name="Strong_20_Emphasis">CS (Code Segment)</text:span>: Points to the segment containing the current program code.</text:p>
        </text:list-item>
        <text:list-item>
          <text:p text:style-name="P34"><text:span text:style-name="Strong_20_Emphasis">DS (Data Segment)</text:span>: Points to the segment containing the program's data.</text:p>
        </text:list-item>
        <text:list-item>
          <text:p text:style-name="P34"><text:span text:style-name="Strong_20_Emphasis">SS (Stack Segment)</text:span>: Points to the segment containing the stack.</text:p>
        </text:list-item>
        <text:list-item>
          <text:p text:style-name="P34"><text:span text:style-name="Strong_20_Emphasis">ES (Extra Segment)</text:span>: Additional segment register for data.</text:p>
        </text:list-item>
        <text:list-item>
          <text:p text:style-name="P17"><text:span text:style-name="Strong_20_Emphasis">FS and GS</text:span>: Extra segment registers available for general-purpose use.</text:p>
        </text:list-item>
      </text:list>
      <text:h text:style-name="Heading_20_3" text:outline-level="3">Instruction Pointer and Flags</text:h>
      <text:list xml:id="list2791438814" text:style-name="L6">
        <text:list-item>
          <text:p text:style-name="P35"><text:span text:style-name="Strong_20_Emphasis">EIP (Instruction Pointer)</text:span>: Points to the current instruction being executed.</text:p>
        </text:list-item>
        <text:list-item>
          <text:p text:style-name="P18"><text:span text:style-name="Strong_20_Emphasis">EFLAGS (Flags Register)</text:span>: Contains flags that control the CPU's operation and reflects the status of the processor. Flags include:</text:p>
        </text:list-item>
      </text:list>
      <text:list xml:id="list4163223269" text:style-name="L7">
        <text:list-item>
          <text:p text:style-name="P36"><text:span text:style-name="Strong_20_Emphasis">CF (Carry Flag)</text:span>: Indicates carry or borrow out of the most significant bit.</text:p>
        </text:list-item>
        <text:list-item>
          <text:p text:style-name="P36"><text:span text:style-name="Strong_20_Emphasis">ZF (Zero Flag)</text:span>: Indicates that the result of an operation was zero.</text:p>
        </text:list-item>
        <text:list-item>
          <text:p text:style-name="P36"><text:span text:style-name="Strong_20_Emphasis">SF (Sign Flag)</text:span>: Indicates the sign of the result of an operation.</text:p>
        </text:list-item>
        <text:list-item>
          <text:p text:style-name="P36"><text:span text:style-name="Strong_20_Emphasis">OF (Overflow Flag)</text:span>: Indicates arithmetic overflow.</text:p>
        </text:list-item>
        <text:list-item>
          <text:p text:style-name="P36"><text:span text:style-name="Strong_20_Emphasis">PF (Parity Flag)</text:span>: Indicates if the number of set bits is odd or even.</text:p>
        </text:list-item>
        <text:list-item>
          <text:p text:style-name="P36"><text:span text:style-name="Strong_20_Emphasis">AF (Adjust Flag)</text:span>: Used in binary-coded decimal (BCD) arithmetic.</text:p>
        </text:list-item>
        <text:list-item>
          <text:p text:style-name="P36"><text:span text:style-name="Strong_20_Emphasis">DF (Direction Flag)</text:span>: Controls string operations direction.</text:p>
        </text:list-item>
        <text:list-item>
          <text:p text:style-name="P19"><text:span text:style-name="Strong_20_Emphasis">IF (Interrupt Enable Flag)</text:span>: Controls the handling of interrupts.</text:p>
        </text:list-item>
      </text:list>
      <text:p text:style-name="Standard"/>
      <text:p text:style-name="P3"><text:soft-page-break/>Segment:[base+index*scale+displacement]</text:p>
      <text:p text:style-name="P3"/>
      <text:p text:style-name="P8"><text:span text:style-name="T4">The notation </text:span><text:span text:style-name="Source_20_Text"><text:span text:style-name="T4">segment:[base + index * scale + displacement]</text:span></text:span><text:span text:style-name="T4"> is used in the x86 assembly language to describe </text:span><text:span text:style-name="Strong_20_Emphasis"><text:span text:style-name="T4">addressing modes</text:span></text:span><text:span text:style-name="T4"> for accessing memory locations. This notation is particularly useful in understanding how to reference complex memory addresses efficiently. Let's break down each component in detail:</text:span></text:p>
      <text:h text:style-name="Heading_20_3" text:outline-level="3">Components of the Addressing Mode</text:h>
      <text:list xml:id="list1622616630" text:style-name="L8">
        <text:list-item>
          <text:p text:style-name="P20"><text:span text:style-name="Strong_20_Emphasis">Segment</text:span>:</text:p>
          <text:list>
            <text:list-item>
              <text:p text:style-name="P37">The <text:span text:style-name="Strong_20_Emphasis">segment</text:span> part specifies a memory segment. In x86, memory is divided into segments, each identified by a segment register (like <text:span text:style-name="Source_20_Text">CS</text:span>, <text:span text:style-name="Source_20_Text">DS</text:span>, <text:span text:style-name="Source_20_Text">ES</text:span>, <text:span text:style-name="Source_20_Text">FS</text:span>, <text:span text:style-name="Source_20_Text">GS</text:span>, <text:span text:style-name="Source_20_Text">SS</text:span>).</text:p>
            </text:list-item>
            <text:list-item>
              <text:p text:style-name="P37">Segments help in organizing memory and provide a method to reference a block of memory. When a segment is specified in the notation, it means that the address is relative to the base of that segment. If no segment is explicitly stated, the default segment register is typically used based on the context (e.g., <text:span text:style-name="Source_20_Text">DS</text:span> for data, <text:span text:style-name="Source_20_Text">SS</text:span> for stack).</text:p>
            </text:list-item>
          </text:list>
        </text:list-item>
        <text:list-item>
          <text:p text:style-name="P20"><text:span text:style-name="Strong_20_Emphasis">Base Register</text:span>:</text:p>
          <text:list>
            <text:list-item>
              <text:p text:style-name="P37">The <text:span text:style-name="Strong_20_Emphasis">base register</text:span> is one of the general-purpose registers (<text:span text:style-name="Source_20_Text">EAX</text:span>, <text:span text:style-name="Source_20_Text">EBX</text:span>, <text:span text:style-name="Source_20_Text">ECX</text:span>, <text:span text:style-name="Source_20_Text">EDX</text:span>, <text:span text:style-name="Source_20_Text">EBP</text:span>, <text:span text:style-name="Source_20_Text">ESI</text:span>, <text:span text:style-name="Source_20_Text">EDI</text:span>, etc.). It holds the base address of the memory location.</text:p>
            </text:list-item>
            <text:list-item>
              <text:p text:style-name="P37">This register contains an initial value or a base pointer to which other values can be added to compute a final memory address.</text:p>
            </text:list-item>
          </text:list>
        </text:list-item>
        <text:list-item>
          <text:p text:style-name="P20"><text:span text:style-name="Strong_20_Emphasis">Index Register</text:span>:</text:p>
          <text:list>
            <text:list-item>
              <text:p text:style-name="P37">The <text:span text:style-name="Strong_20_Emphasis">index register</text:span> is another general-purpose register. It is typically used to hold an offset or index value.</text:p>
            </text:list-item>
            <text:list-item>
              <text:p text:style-name="P37">This is useful for accessing elements in an array or structure, where the index register points to the current element or offset from the base.</text:p>
            </text:list-item>
          </text:list>
        </text:list-item>
        <text:list-item>
          <text:p text:style-name="P20"><text:span text:style-name="Strong_20_Emphasis">Scale Factor</text:span>:</text:p>
          <text:list>
            <text:list-item>
              <text:p text:style-name="P37">The <text:span text:style-name="Strong_20_Emphasis">scale factor</text:span> is a multiplier that can be applied to the index register. In x86, the scale factor can be 1, 2, 4, or 8.</text:p>
            </text:list-item>
            <text:list-item>
              <text:p text:style-name="P37">This is used to multiply the index value by the size of each element in an array. For example, if accessing an array of 4-byte integers, the scale factor would be 4.</text:p>
            </text:list-item>
          </text:list>
        </text:list-item>
        <text:list-item>
          <text:p text:style-name="P20"><text:span text:style-name="Strong_20_Emphasis">Displacement</text:span>:</text:p>
          <text:list>
            <text:list-item>
              <text:p text:style-name="P37"><text:span text:style-name="Strong_20_Emphasis">Displacement</text:span> is a constant value or an immediate offset added to the address calculation.</text:p>
            </text:list-item>
            <text:list-item>
              <text:p text:style-name="P20">This can be used to access a specific field within a structure or to adjust the final address by a certain amount.</text:p>
            </text:list-item>
          </text:list>
        </text:list-item>
      </text:list>
      <text:h text:style-name="Heading_20_3" text:outline-level="3">Address Calculation</text:h>
      <text:p text:style-name="Text_20_body">The formula <text:span text:style-name="Source_20_Text">segment:[base + index * scale + displacement]</text:span> is used to compute the effective address (EA) in memory. Here’s how it works:</text:p>
      <text:list xml:id="list2856450911" text:style-name="L9">
        <text:list-item>
          <text:p text:style-name="P21"><text:span text:style-name="Strong_20_Emphasis">Indexing into Arrays</text:span>:</text:p>
          <text:list>
            <text:list-item>
              <text:p text:style-name="P38"><text:soft-page-break/>When accessing elements of an array, the <text:span text:style-name="Strong_20_Emphasis">base register</text:span> might point to the start of the array, the <text:span text:style-name="Strong_20_Emphasis">index register</text:span> could contain the index of the element, and the <text:span text:style-name="Strong_20_Emphasis">scale</text:span> would be the size of each element.</text:p>
            </text:list-item>
            <text:list-item>
              <text:p text:style-name="P38">Example: Suppose <text:span text:style-name="Source_20_Text">base = EBX</text:span> points to the start of an array of integers, <text:span text:style-name="Source_20_Text">index = ECX</text:span> is the index of the desired element, and <text:span text:style-name="Source_20_Text">scale = 4</text:span> (size of an integer). The effective address of the desired element would be <text:span text:style-name="Source_20_Text">EBX + ECX * 4</text:span>.</text:p>
            </text:list-item>
          </text:list>
        </text:list-item>
        <text:list-item>
          <text:p text:style-name="P21"><text:span text:style-name="Strong_20_Emphasis">Accessing Structure Fields</text:span>:</text:p>
          <text:list>
            <text:list-item>
              <text:p text:style-name="P38">When accessing fields within a structure, the <text:span text:style-name="Strong_20_Emphasis">base register</text:span> might point to the base of the structure, while the <text:span text:style-name="Strong_20_Emphasis">displacement</text:span> would be the offset of the field from the start of the structure.</text:p>
            </text:list-item>
            <text:list-item>
              <text:p text:style-name="P38">Example: If <text:span text:style-name="Source_20_Text">base = EAX</text:span> points to the start of a structure and <text:span text:style-name="Source_20_Text">displacement = 8</text:span> is the offset of a specific field within the structure, the effective address for that field would be <text:span text:style-name="Source_20_Text">EAX + 8</text:span>.</text:p>
            </text:list-item>
          </text:list>
        </text:list-item>
        <text:list-item>
          <text:p text:style-name="P21"><text:span text:style-name="Strong_20_Emphasis">Combined Addressing</text:span>:</text:p>
          <text:list>
            <text:list-item>
              <text:p text:style-name="P38">You can combine all these components to form more complex addresses. For example, in a two-dimensional array, <text:span text:style-name="Source_20_Text">base</text:span> might point to the start of the array, <text:span text:style-name="Source_20_Text">index</text:span> might represent the column index, and <text:span text:style-name="Source_20_Text">displacement</text:span> might be used to reach a specific element after calculating the correct row offset.</text:p>
            </text:list-item>
            <text:list-item>
              <text:p text:style-name="P21">Example: <text:span text:style-name="Source_20_Text">segment:[EBX + ECX * 4 + 12]</text:span> would mean: start at the memory location pointed to by <text:span text:style-name="Source_20_Text">EBX</text:span>, add four times the value in <text:span text:style-name="Source_20_Text">ECX</text:span> (perhaps indexing into an array of integers), and then add 12 bytes (perhaps offsetting into a specific field or adjusting the index).</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Makefile</text:p>
      <text:p text:style-name="P4"/>
      <text:p text:style-name="P5">A Makefile is a build automation tool primarily used in software development to compile and link programs or perform other repetitive tasks. It defines rules, dependencies, and commands to automate processes like building, cleaning, or packaging software.</text:p>
      <text:p text:style-name="P5"/>
      <text:p text:style-name="P5"/>
      <text:h text:style-name="P2" text:outline-level="3"><text:span text:style-name="Strong_20_Emphasis">1. Basic Structure</text:span></text:h>
      <text:p text:style-name="Text_20_body">A Makefile consists of:</text:p>
      <text:list xml:id="list17560811" text:style-name="L10">
        <text:list-item>
          <text:p text:style-name="P39"><text:span text:style-name="Strong_20_Emphasis">Targets</text:span>: What you want to build (e.g., an executable, object file, or script).</text:p>
        </text:list-item>
        <text:list-item>
          <text:p text:style-name="P39"><text:span text:style-name="Strong_20_Emphasis">Dependencies</text:span>: Files that a target depends on (e.g., source files or other targets).</text:p>
        </text:list-item>
        <text:list-item>
          <text:p text:style-name="P22"><text:span text:style-name="Strong_20_Emphasis">Commands</text:span>: Shell commands to build the target.</text:p>
        </text:list-item>
      </text:list>
      <text:p text:style-name="P5"/>
      <text:p text:style-name="P5">Example:<text:line-break/><text:tab/>target: dependencies</text:p>
      <text:p text:style-name="P5"><text:s text:c="4"/><text:tab/><text:tab/>command</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2"><text:span text:style-name="T8">How kernel get loaded?</text:span><text:span text:style-name="T5"><text:line-break/><text:line-break/></text:span><text:span text:style-name="Strong_20_Emphasis">Loading into Memory</text:span></text:p>
      <text:p text:style-name="Text_20_body">The bootloader (<text:span text:style-name="Source_20_Text">bootloader.bin</text:span>) is responsible for loading <text:span text:style-name="Source_20_Text">kernel.bin</text:span> into memory during the boot process. Typically, here's how this happens:</text:p>
      <text:h text:style-name="Heading_20_4" text:outline-level="4"><text:span text:style-name="Strong_20_Emphasis">a. Bootloader Reads File System</text:span></text:h>
      <text:list xml:id="list2176143289" text:style-name="L11">
        <text:list-item>
          <text:p text:style-name="P23">The bootloader, once executed by the BIOS, reads the FAT12 file system to locate <text:span text:style-name="Source_20_Text">kernel.bin</text:span> using directory entries and the file allocation table.</text:p>
        </text:list-item>
      </text:list>
      <text:h text:style-name="Heading_20_4" text:outline-level="4"><text:span text:style-name="Strong_20_Emphasis">b. Kernel Load Address</text:span></text:h>
      <text:list xml:id="list3604519094" text:style-name="L12">
        <text:list-item>
          <text:p text:style-name="P40">The bootloader decides where in memory to load the kernel.</text:p>
        </text:list-item>
        <text:list-item>
          <text:p text:style-name="P40">A common convention in x86 systems is:</text:p>
          <text:list>
            <text:list-item>
              <text:p text:style-name="P40"><text:span text:style-name="Strong_20_Emphasis">Low Memory (0x7E00, 0x10000, or higher)</text:span>: For protected-mode kernels.</text:p>
            </text:list-item>
            <text:list-item>
              <text:p text:style-name="P24"><text:span text:style-name="Strong_20_Emphasis">High Memory</text:span>: For advanced operating systems.</text:p>
            </text:list-item>
          </text:list>
        </text:list-item>
      </text:list>
      <text:h text:style-name="Heading_20_4" text:outline-level="4"><text:span text:style-name="Strong_20_Emphasis">c. Reading Kernel into Memory</text:span></text:h>
      <text:list xml:id="list1230400926" text:style-name="L13">
        <text:list-item>
          <text:p text:style-name="P25">Using BIOS interrupt <text:span text:style-name="Source_20_Text">0x13</text:span> (disk services), the bootloader reads the <text:span text:style-name="Source_20_Text">kernel.bin</text:span> file sector-by-sector and copies it to the designated memory address.</text:p>
        </text:list-item>
      </text:list>
      <text:h text:style-name="Heading_20_4" text:outline-level="4"><text:span text:style-name="Strong_20_Emphasis">d. Jumping to Kernel</text:span></text:h>
      <text:list xml:id="list132797099" text:style-name="L14">
        <text:list-item>
          <text:p text:style-name="P26">Once the kernel is loaded into memory, the bootloader jumps to the kernel's entry point, starting its execution.</text:p>
        </text:list-item>
      </text:list>
      <text:p text:style-name="P11"/>
      <text:p text:style-name="P11"/>
      <text:p text:style-name="P11"/>
      <text:h text:style-name="P9" text:outline-level="3"><text:span text:style-name="Strong_20_Emphasis"><text:span text:style-name="T9">What Does </text:span></text:span><text:span text:style-name="Strong_20_Emphasis"><text:span text:style-name="Source_20_Text"><text:span text:style-name="T9">bootloader.bin</text:span></text:span></text:span><text:span text:style-name="Strong_20_Emphasis"><text:span text:style-name="T9"> Do with FAT12?</text:span></text:span></text:h>
      <text:p text:style-name="Text_20_body">The bootloader uses FAT12 to locate and load the kernel or additional components needed for the operating system. Here’s how it interacts with FAT12:</text:p>
      <text:h text:style-name="Heading_20_4" text:outline-level="4"><text:span text:style-name="Strong_20_Emphasis">a. BIOS Loads the Bootloader</text:span></text:h>
      <text:list xml:id="list4234568821" text:style-name="L15">
        <text:list-item>
          <text:p text:style-name="P27">The BIOS loads the first sector (512 bytes) of the floppy disk, where <text:span text:style-name="Source_20_Text">bootloader.bin</text:span> resides, into memory at <text:span text:style-name="Strong_20_Emphasis">0x7C00</text:span> and transfers control to it.</text:p>
        </text:list-item>
      </text:list>
      <text:h text:style-name="Heading_20_4" text:outline-level="4"><text:span text:style-name="Strong_20_Emphasis">b. Bootloader Reads FAT12 Structures</text:span></text:h>
      <text:list xml:id="list758714992" text:style-name="L16">
        <text:list-item>
          <text:p text:style-name="P41">The bootloader reads the FAT12 data structures (e.g., <text:span text:style-name="Strong_20_Emphasis">root directory</text:span> and <text:span text:style-name="Strong_20_Emphasis">file allocation table</text:span>) to locate files like <text:span text:style-name="Source_20_Text">kernel.bin</text:span>.</text:p>
          <text:list>
            <text:list-item>
              <text:p text:style-name="P41"><text:span text:style-name="Strong_20_Emphasis">Root Directory</text:span>: Finds the <text:span text:style-name="Source_20_Text">kernel.bin</text:span> file and determines its starting cluster.</text:p>
            </text:list-item>
            <text:list-item>
              <text:p text:style-name="P28"><text:span text:style-name="Strong_20_Emphasis">File Allocation Table</text:span>: Tracks which clusters the file occupies.</text:p>
            </text:list-item>
          </text:list>
        </text:list-item>
      </text:list>
      <text:h text:style-name="Heading_20_4" text:outline-level="4"><text:soft-page-break/><text:span text:style-name="Strong_20_Emphasis">c. Bootloader Loads the Kernel</text:span></text:h>
      <text:list xml:id="list3070978020" text:style-name="L17">
        <text:list-item>
          <text:p text:style-name="P29">Once the bootloader locates the file, it uses BIOS disk interrupts (e.g., <text:span text:style-name="Source_20_Text">int 0x13</text:span>) to read the corresponding sectors from the disk and load the file into memory.</text:p>
        </text:list-item>
      </text:list>
      <text:h text:style-name="Heading_20_4" text:outline-level="4"><text:span text:style-name="Strong_20_Emphasis">d. Transfers Control to Kernel</text:span></text:h>
      <text:list xml:id="list2381968205" text:style-name="L18">
        <text:list-item>
          <text:p text:style-name="P30">After loading the kernel into memory, the bootloader jumps to the kernel's entry point to begin executing it.</text:p>
        </text:list-item>
      </text:list>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04T01:52:43.552479126</meta:creation-date>
    <meta:generator>LibreOffice/6.4.7.2$Linux_X86_64 LibreOffice_project/40$Build-2</meta:generator>
    <dc:date>2024-12-02T19:46:24.628112883</dc:date>
    <meta:editing-duration>P5DT6H27M27S</meta:editing-duration>
    <meta:editing-cycles>7</meta:editing-cycles>
    <meta:document-statistic meta:table-count="0" meta:image-count="0" meta:object-count="0" meta:page-count="7" meta:paragraph-count="103" meta:word-count="1679" meta:character-count="9992" meta:non-whitespace-character-count="8474"/>
  </office:meta>
</office:document-meta>
</file>